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_PRE_POS" table:style-name="ta1">
        <table:shapes>
          <draw:frame draw:z-index="0" draw:style-name="gr1" draw:text-style-name="P1" svg:width="453.34pt" svg:height="255.03pt" svg:x="359.26pt" svg:y="16.13pt">
            <loext:p draw:notify-on-update-of-ranges="NO_PRE_POS.A1:NO_PRE_POS.A1 NO_PRE_POS.A2:NO_PRE_POS.A11 NO_PRE_POS.D1:NO_PRE_POS.D1 NO_PRE_POS.D2:NO_PRE_POS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4.83pt" svg:x="374.43pt" svg:y="290.32pt">
            <loext:p draw:notify-on-update-of-ranges="NO_PRE_POS.A1:NO_PRE_POS.A1 NO_PRE_POS.A2:NO_PRE_POS.A11 NO_PRE_POS.E1:NO_PRE_POS.E1 NO_PRE_POS.E2:NO_PRE_POS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9" calcext:value-type="float">
            <text:p>0.4769</text:p>
          </table:table-cell>
          <table:table-cell office:value-type="float" office:value="44.39381" calcext:value-type="float">
            <text:p>44.39381</text:p>
          </table:table-cell>
          <table:table-cell office:value-type="float" office:value="0.20995" calcext:value-type="float">
            <text:p>0.20995</text:p>
          </table:table-cell>
          <table:table-cell office:value-type="percentage" office:value="0.9383" calcext:value-type="percentage">
            <text:p>93.8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6" calcext:value-type="float">
            <text:p>0.1376</text:p>
          </table:table-cell>
          <table:table-cell office:value-type="float" office:value="45.03026" calcext:value-type="float">
            <text:p>45.03026</text:p>
          </table:table-cell>
          <table:table-cell office:value-type="float" office:value="0.182864" calcext:value-type="float">
            <text:p>0.182864</text:p>
          </table:table-cell>
          <table:table-cell office:value-type="percentage" office:value="0.9479" calcext:value-type="percentage">
            <text:p>94.7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32" calcext:value-type="float">
            <text:p>0.0932</text:p>
          </table:table-cell>
          <table:table-cell office:value-type="float" office:value="45.2646" calcext:value-type="float">
            <text:p>45.2646</text:p>
          </table:table-cell>
          <table:table-cell office:value-type="float" office:value="0.186467" calcext:value-type="float">
            <text:p>0.186467</text:p>
          </table:table-cell>
          <table:table-cell office:value-type="percentage" office:value="0.9502" calcext:value-type="percentage">
            <text:p>95.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3" calcext:value-type="float">
            <text:p>0.0753</text:p>
          </table:table-cell>
          <table:table-cell office:value-type="float" office:value="44.91316" calcext:value-type="float">
            <text:p>44.91316</text:p>
          </table:table-cell>
          <table:table-cell office:value-type="float" office:value="0.194983" calcext:value-type="float">
            <text:p>0.194983</text:p>
          </table:table-cell>
          <table:table-cell office:value-type="percentage" office:value="0.9494" calcext:value-type="percentage">
            <text:p>94.9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6" calcext:value-type="float">
            <text:p>0.0666</text:p>
          </table:table-cell>
          <table:table-cell office:value-type="float" office:value="44.77161" calcext:value-type="float">
            <text:p>44.77161</text:p>
          </table:table-cell>
          <table:table-cell office:value-type="float" office:value="0.21061" calcext:value-type="float">
            <text:p>0.21061</text:p>
          </table:table-cell>
          <table:table-cell office:value-type="percentage" office:value="0.9488" calcext:value-type="percentage">
            <text:p>94.8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02" calcext:value-type="float">
            <text:p>0.0602</text:p>
          </table:table-cell>
          <table:table-cell office:value-type="float" office:value="45.13401" calcext:value-type="float">
            <text:p>45.13401</text:p>
          </table:table-cell>
          <table:table-cell office:value-type="float" office:value="0.205463" calcext:value-type="float">
            <text:p>0.205463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6" calcext:value-type="float">
            <text:p>0.0556</text:p>
          </table:table-cell>
          <table:table-cell office:value-type="float" office:value="44.79491" calcext:value-type="float">
            <text:p>44.79491</text:p>
          </table:table-cell>
          <table:table-cell office:value-type="float" office:value="0.217248" calcext:value-type="float">
            <text:p>0.217248</text:p>
          </table:table-cell>
          <table:table-cell office:value-type="percentage" office:value="0.9498" calcext:value-type="percentage">
            <text:p>94.9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19" calcext:value-type="float">
            <text:p>0.0519</text:p>
          </table:table-cell>
          <table:table-cell office:value-type="float" office:value="44.9345" calcext:value-type="float">
            <text:p>44.9345</text:p>
          </table:table-cell>
          <table:table-cell office:value-type="float" office:value="0.211675" calcext:value-type="float">
            <text:p>0.211675</text:p>
          </table:table-cell>
          <table:table-cell office:value-type="percentage" office:value="0.9515" calcext:value-type="percentage">
            <text:p>95.1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89" calcext:value-type="float">
            <text:p>0.0489</text:p>
          </table:table-cell>
          <table:table-cell office:value-type="float" office:value="45.22828" calcext:value-type="float">
            <text:p>45.22828</text:p>
          </table:table-cell>
          <table:table-cell office:value-type="float" office:value="0.227529" calcext:value-type="float">
            <text:p>0.227529</text:p>
          </table:table-cell>
          <table:table-cell office:value-type="percentage" office:value="0.9493" calcext:value-type="percentage">
            <text:p>94.9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2" calcext:value-type="float">
            <text:p>0.0472</text:p>
          </table:table-cell>
          <table:table-cell office:value-type="float" office:value="44.3022" calcext:value-type="float">
            <text:p>44.3022</text:p>
          </table:table-cell>
          <table:table-cell office:value-type="float" office:value="0.223453" calcext:value-type="float">
            <text:p>0.223453</text:p>
          </table:table-cell>
          <table:table-cell office:value-type="percentage" office:value="0.951" calcext:value-type="percentage">
            <text:p>95.10%</text:p>
          </table:table-cell>
        </table:table-row>
      </table:table>
      <table:table table:name="Sheet2" table:style-name="ta1">
        <table:shapes>
          <draw:frame draw:z-index="0" draw:style-name="gr1" draw:text-style-name="P1" svg:width="453.37pt" svg:height="254.83pt" svg:x="337.35pt" svg:y="13.97pt">
            <loext:p draw:notify-on-update-of-ranges="Sheet2.A1:Sheet2.A1 Sheet2.A2:Sheet2.A6 Sheet2.D1:Sheet2.D1 Sheet2.D2:Sheet2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4.83pt" svg:x="338.54pt" svg:y="281.03pt">
            <loext:p draw:notify-on-update-of-ranges="Sheet2.A1:Sheet2.A1 Sheet2.A2:Sheet2.A6 Sheet2.E1:Sheet2.E1 Sheet2.E2:Sheet2.E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66" calcext:value-type="float">
            <text:p>0.3166</text:p>
          </table:table-cell>
          <table:table-cell office:value-type="float" office:value="64.85797" calcext:value-type="float">
            <text:p>64.85797</text:p>
          </table:table-cell>
          <table:table-cell office:value-type="float" office:value="0.163756" calcext:value-type="float">
            <text:p>0.163756</text:p>
          </table:table-cell>
          <table:table-cell office:value-type="percentage" office:value="0.7204" calcext:value-type="percentage">
            <text:p>72.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79" calcext:value-type="float">
            <text:p>0.0779</text:p>
          </table:table-cell>
          <table:table-cell office:value-type="float" office:value="68.86094" calcext:value-type="float">
            <text:p>68.86094</text:p>
          </table:table-cell>
          <table:table-cell office:value-type="float" office:value="0.145829" calcext:value-type="float">
            <text:p>0.145829</text:p>
          </table:table-cell>
          <table:table-cell office:value-type="percentage" office:value="0.7737" calcext:value-type="percentage">
            <text:p>77.3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5" calcext:value-type="float">
            <text:p>0.0385</text:p>
          </table:table-cell>
          <table:table-cell office:value-type="float" office:value="70.10035" calcext:value-type="float">
            <text:p>70.10035</text:p>
          </table:table-cell>
          <table:table-cell office:value-type="float" office:value="0.161504" calcext:value-type="float">
            <text:p>0.161504</text:p>
          </table:table-cell>
          <table:table-cell office:value-type="percentage" office:value="0.7686" calcext:value-type="percentage">
            <text:p>76.8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  <table:table-cell office:value-type="float" office:value="72.3117" calcext:value-type="float">
            <text:p>72.3117</text:p>
          </table:table-cell>
          <table:table-cell office:value-type="float" office:value="0.220351" calcext:value-type="float">
            <text:p>0.220351</text:p>
          </table:table-cell>
          <table:table-cell office:value-type="percentage" office:value="0.7703" calcext:value-type="percentage">
            <text:p>77.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1" calcext:value-type="float">
            <text:p>0.0191</text:p>
          </table:table-cell>
          <table:table-cell office:value-type="float" office:value="73.29605" calcext:value-type="float">
            <text:p>73.29605</text:p>
          </table:table-cell>
          <table:table-cell office:value-type="float" office:value="0.231119" calcext:value-type="float">
            <text:p>0.231119</text:p>
          </table:table-cell>
          <table:table-cell office:value-type="percentage" office:value="0.7812" calcext:value-type="percentage">
            <text:p>78.1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33:19.720962336</meta:creation-date>
    <dc:date>2017-12-10T00:44:32.307520857</dc:date>
    <meta:editing-duration>PT2H31S</meta:editing-duration>
    <meta:editing-cycles>3</meta:editing-cycles>
    <meta:generator>LibreOffice/5.1.6.2$Linux_X86_64 LibreOffice_project/10m0$Build-2</meta:generator>
    <meta:document-statistic meta:table-count="2" meta:cell-count="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line" chart:style-name="ch1">
        <chart:title svg:x="2.9cm" svg:y="0.314cm" chart:style-name="ch2">
          <text:p>POS DEV Loss Using Prefix and Suffix Embedding
(Without Pre-trained Vecotrs)</text:p>
        </chart:title>
        <chart:subtitle svg:x="6.194cm" svg:y="1.776cm" chart:style-name="ch3">
          <text:p>By Iteration Number</text:p>
        </chart:subtitle>
        <chart:plot-area chart:style-name="ch4" table:cell-range-address="NO_PRE_POS.A1:NO_PRE_POS.A11 NO_PRE_POS.D1:NO_PRE_POS.D11" chart:data-source-has-labels="both" svg:x="1.33cm" svg:y="2.638cm" svg:width="14.345cm" svg:height="5.2cm">
          <chartooo:coordinate-region svg:x="2.242cm" svg:y="2.837cm" svg:width="13.339cm" svg:height="4.354cm"/>
          <chart:axis chart:dimension="x" chart:name="primary-x" chart:style-name="ch5" chartooo:axis-type="auto">
            <chartooo:date-scale/>
            <chart:title svg:x="7.863cm" svg:y="8.017cm" chart:style-name="ch6">
              <text:p>iteration</text:p>
            </chart:title>
            <chart:categories table:cell-range-address="NO_PRE_POS.A2:NO_PRE_POS.A11"/>
          </chart:axis>
          <chart:axis chart:dimension="y" chart:name="primary-y" chart:style-name="ch7">
            <chart:title svg:x="0.451cm" svg:y="5.93cm" chart:style-name="ch8">
              <text:p>avg. loss</text:p>
            </chart:title>
            <chart:grid chart:style-name="ch9" chart:class="major"/>
          </chart:axis>
          <chart:series chart:style-name="ch10" chart:values-cell-range-address="NO_PRE_POS.D2:NO_PRE_POS.D11" chart:label-cell-address="NO_PRE_POS.D1:NO_PRE_POS.D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NO_PRE_POS.D1:NO_PRE_PO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PRE_POS.A2:NO_PRE_POS.A11</svg:desc>
                </draw:g>
              </table:table-cell>
              <table:table-cell office:value-type="float" office:value="0.20995">
                <text:p>0.20995</text:p>
                <draw:g>
                  <svg:desc>NO_PRE_POS.D2:NO_PRE_POS.D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82864">
                <text:p>0.1828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6467">
                <text:p>0.1864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94983">
                <text:p>0.1949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061">
                <text:p>0.210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5463">
                <text:p>0.205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7248">
                <text:p>0.2172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1675">
                <text:p>0.2116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7529">
                <text:p>0.2275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3453">
                <text:p>0.223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0.282cm" svg:y="0.315cm" chart:style-name="ch2">
          <text:p>POS DEV Loss Using Prefix and Suffix Embedding Using Pre-trained Vecotrs</text:p>
        </chart:title>
        <chart:subtitle svg:x="6.195cm" svg:y="1.273cm" chart:style-name="ch3">
          <text:p>By Iteration Number</text:p>
        </chart:subtitle>
        <chart:plot-area chart:style-name="ch4" table:cell-range-address="NO_PRE_POS.A1:NO_PRE_POS.A11 NO_PRE_POS.E1:NO_PRE_POS.E11" chart:data-source-has-labels="both" svg:x="1.33cm" svg:y="2.135cm" svg:width="14.347cm" svg:height="5.696cm">
          <chartooo:coordinate-region svg:x="2.745cm" svg:y="2.334cm" svg:width="12.839cm" svg:height="4.85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NO_PRE_POS.A2:NO_PRE_POS.A11"/>
            <chart:grid chart:style-name="ch7" chart:class="major"/>
          </chart:axis>
          <chart:axis chart:dimension="y" chart:name="primary-y" chart:style-name="ch8">
            <chart:title svg:x="0.451cm" svg:y="5.688cm" chart:style-name="ch9">
              <text:p>accuracy</text:p>
            </chart:title>
            <chart:grid chart:style-name="ch7" chart:class="major"/>
          </chart:axis>
          <chart:series chart:style-name="ch10" chart:values-cell-range-address="NO_PRE_POS.E2:NO_PRE_POS.E11" chart:label-cell-address="NO_PRE_POS.E1:NO_PRE_POS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NO_PRE_POS.E1:NO_PRE_PO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PRE_POS.A2:NO_PRE_POS.A11</svg:desc>
                </draw:g>
              </table:table-cell>
              <table:table-cell office:value-type="float" office:value="0.9383">
                <text:p>0.9383</text:p>
                <draw:g>
                  <svg:desc>NO_PRE_POS.E2:NO_PRE_POS.E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9">
                <text:p>0.94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94">
                <text:p>0.9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4">
                <text:p>0.95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98">
                <text:p>0.94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93">
                <text:p>0.94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">
                <text:p>0.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title svg:x="2.887cm" svg:y="0.314cm" chart:style-name="ch2">
          <text:p>POS NER Loss Using Prefix and Suffix Embedding
(Without Pre-trained Vecotrs)</text:p>
        </chart:title>
        <chart:subtitle svg:x="6.233cm" svg:y="1.776cm" chart:style-name="ch3">
          <text:p>By Iteration number</text:p>
        </chart:subtitle>
        <chart:plot-area chart:style-name="ch4" table:cell-range-address="Sheet2.A1:Sheet2.A6 Sheet2.D1:Sheet2.D6" chart:data-source-has-labels="both" svg:x="1.33cm" svg:y="2.638cm" svg:width="14.346cm" svg:height="5.193cm">
          <chartooo:coordinate-region svg:x="2.242cm" svg:y="2.837cm" svg:width="13.34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Sheet2.A2:Sheet2.A6"/>
            <chart:grid chart:style-name="ch7" chart:class="major"/>
          </chart:axis>
          <chart:axis chart:dimension="y" chart:name="primary-y" chart:style-name="ch5">
            <chart:title svg:x="0.451cm" svg:y="5.582cm" chart:style-name="ch8">
              <text:p>loss</text:p>
            </chart:title>
            <chart:grid chart:style-name="ch7" chart:class="major"/>
          </chart:axis>
          <chart:series chart:style-name="ch9" chart:values-cell-range-address="Sheet2.D2:Sheet2.D6" chart:label-cell-address="Sheet2.D1:Sheet2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2:Sheet2.A6</svg:desc>
                </draw:g>
              </table:table-cell>
              <table:table-cell office:value-type="float" office:value="0.163756">
                <text:p>0.163756</text:p>
                <draw:g>
                  <svg:desc>Sheet2.D2:Sheet2.D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5829">
                <text:p>0.1458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1504">
                <text:p>0.1615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0351">
                <text:p>0.2203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1119">
                <text:p>0.231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0.268cm" svg:y="0.315cm" chart:style-name="ch2">
          <text:p>POS NER Loss Using Prefix and Suffix Embedding Using Pre-trained Vecotrs</text:p>
        </chart:title>
        <chart:subtitle svg:x="6.195cm" svg:y="1.273cm" chart:style-name="ch3">
          <text:p>By Iteration Number</text:p>
        </chart:subtitle>
        <chart:plot-area chart:style-name="ch4" table:cell-range-address="Sheet2.A1:Sheet2.A6 Sheet2.E1:Sheet2.E6" chart:data-source-has-labels="both" svg:x="1.33cm" svg:y="2.135cm" svg:width="14.347cm" svg:height="5.696cm">
          <chartooo:coordinate-region svg:x="2.745cm" svg:y="2.334cm" svg:width="12.839cm" svg:height="4.85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Sheet2.A2:Sheet2.A6"/>
            <chart:grid chart:style-name="ch7" chart:class="major"/>
          </chart:axis>
          <chart:axis chart:dimension="y" chart:name="primary-y" chart:style-name="ch8">
            <chart:title svg:x="0.451cm" svg:y="5.688cm" chart:style-name="ch9">
              <text:p>accuracy</text:p>
            </chart:title>
            <chart:grid chart:style-name="ch7" chart:class="major"/>
          </chart:axis>
          <chart:series chart:style-name="ch10" chart:values-cell-range-address="Sheet2.E2:Sheet2.E6" chart:label-cell-address="Sheet2.E1:Sheet2.E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2:Sheet2.A6</svg:desc>
                </draw:g>
              </table:table-cell>
              <table:table-cell office:value-type="float" office:value="0.7204">
                <text:p>0.7204</text:p>
                <draw:g>
                  <svg:desc>Sheet2.E2:Sheet2.E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12">
                <text:p>0.78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